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b71" officeooo:paragraph-rsid="001cab7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cab71" officeooo:paragraph-rsid="001cab71" style:font-weight-asian="bold" style:font-weight-complex="bold"/>
    </style:style>
    <style:style style:name="P4" style:family="paragraph" style:parent-style-name="Standard">
      <style:text-properties fo:font-weight="bold" officeooo:rsid="001d6e8c" officeooo:paragraph-rsid="001d6e8c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2a00ff" style:font-name="Monospace" fo:font-size="10pt" style:font-size-asian="10pt"/>
    </style:style>
    <style:style style:name="T3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7" style:family="text">
      <style:text-properties fo:color="#000000" style:font-name="Monospace" fo:font-size="10pt" fo:font-weight="normal" officeooo:rsid="001d6e8c" style:font-size-asian="10pt" style:font-weight-asian="normal" style:font-weight-complex="normal"/>
    </style:style>
    <style:style style:name="T8" style:family="text">
      <style:text-properties fo:color="#642880" style:font-name="Monospace" fo:font-size="10pt" fo:font-weight="bold" style:font-size-asian="10pt" style:font-weight-asian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c87d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45"/><text:span text:style-name="T9"><text:s text:c="2"/>DS ASSIGNMENT NO.1</text:span></text:p>
      <text:p text:style-name="P1">Roll no-203771</text:p>
      <text:p text:style-name="P1">Batch-G-4</text:p>
      <text:p text:style-name="P1">CSE-SY</text:p>
      <text:p text:style-name="P1">Chinmay Pingle</text:p>
      <text:p text:style-name="P2"/>
      <text:p text:style-name="P3">PROGRAM-</text:p>
      <text:p text:style-name="P3"/>
      <text:p text:style-name="P5"><text:span text:style-name="T1">#include</text:span><text:span text:style-name="T2">&lt;stdio.h&gt;</text:span></text:p>
      <text:p text:style-name="P5"><text:span text:style-name="T1">int</text:span><text:span text:style-name="T4"> </text:span><text:span text:style-name="T5">length</text:span><text:span text:style-name="T4">(</text:span><text:span text:style-name="T1">char</text:span><text:span text:style-name="T4"> *a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i=0;</text:span></text:p>
      <text:p text:style-name="P5"><text:span text:style-name="T4"><text:s text:c="8"/></text:span><text:span text:style-name="T1">while</text:span><text:span text:style-name="T4">(a[i]!=</text:span><text:span text:style-name="T2">'\0'</text:span><text:span text:style-name="T4">)</text:span></text:p>
      <text:p text:style-name="P5"><text:span text:style-name="T4"><text:s text:c="8"/>{</text:span></text:p>
      <text:p text:style-name="P5"><text:span text:style-name="T4"><text:s text:c="16"/>i++;</text:span></text:p>
      <text:p text:style-name="P5"><text:span text:style-name="T4"><text:s text:c="8"/>}</text:span></text:p>
      <text:p text:style-name="P5"><text:span text:style-name="T4"><text:s text:c="8"/></text:span><text:span text:style-name="T1">return</text:span><text:span text:style-name="T4"> i;</text:span></text:p>
      <text:p text:style-name="P5"><text:span text:style-name="T4">}</text:span></text:p>
      <text:p text:style-name="P5"><text:span text:style-name="T1">void</text:span><text:span text:style-name="T4"> </text:span><text:span text:style-name="T5">copy</text:span><text:span text:style-name="T4">(</text:span><text:span text:style-name="T1">char</text:span><text:span text:style-name="T4"> *a,</text:span><text:span text:style-name="T1">char</text:span><text:span text:style-name="T4"> *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i=0;</text:span></text:p>
      <text:p text:style-name="P5"><text:span text:style-name="T4"><text:s text:c="16"/></text:span><text:span text:style-name="T1">while</text:span><text:span text:style-name="T4">(a[i]!=</text:span><text:span text:style-name="T2">'\0'</text:span><text:span text:style-name="T4">)</text:span></text:p>
      <text:p text:style-name="P5"><text:span text:style-name="T4"><text:s text:c="16"/>{</text:span></text:p>
      <text:p text:style-name="P5"><text:span text:style-name="T4"><text:s text:c="24"/>b[i]=a[i];</text:span></text:p>
      <text:p text:style-name="P5"><text:span text:style-name="T4"><text:s text:c="24"/>i++;</text:span></text:p>
      <text:p text:style-name="P5"><text:span text:style-name="T4"><text:s text:c="16"/>}</text:span></text:p>
      <text:p text:style-name="P5"><text:span text:style-name="T4"><text:s text:c="16"/></text:span><text:span text:style-name="T8">printf</text:span><text:span text:style-name="T4">(</text:span><text:span text:style-name="T2">"Copied String: %s"</text:span><text:span text:style-name="T4">,b);</text:span></text:p>
      <text:p text:style-name="P5"><text:span text:style-name="T4">}</text:span></text:p>
      <text:p text:style-name="P5"><text:span text:style-name="T1">void</text:span><text:span text:style-name="T4"> </text:span><text:span text:style-name="T5">conc</text:span><text:span text:style-name="T4">(</text:span><text:span text:style-name="T1">char</text:span><text:span text:style-name="T4"> *a,</text:span><text:span text:style-name="T1">char</text:span><text:span text:style-name="T4"> *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ln=length(a);</text:span></text:p>
      <text:p text:style-name="P5"><text:span text:style-name="T4"><text:s text:c="8"/></text:span><text:span text:style-name="T1">int</text:span><text:span text:style-name="T4"> i=0;</text:span></text:p>
      <text:p text:style-name="P5"><text:span text:style-name="T4"><text:s text:c="24"/></text:span><text:span text:style-name="T1">while</text:span><text:span text:style-name="T4">(b[i]!=</text:span><text:span text:style-name="T2">'\0'</text:span><text:span text:style-name="T4">)</text:span></text:p>
      <text:p text:style-name="P5"><text:span text:style-name="T4"><text:s text:c="24"/>{</text:span></text:p>
      <text:p text:style-name="P5"><text:span text:style-name="T4"><text:s text:c="32"/>a[ln+i]=b[i];</text:span></text:p>
      <text:p text:style-name="P5"><text:span text:style-name="T4"><text:s text:c="32"/>i++;</text:span></text:p>
      <text:p text:style-name="P5"><text:span text:style-name="T4"><text:s text:c="24"/>}</text:span></text:p>
      <text:p text:style-name="P5"><text:span text:style-name="T4"><text:s text:c="24"/></text:span><text:span text:style-name="T8">printf</text:span><text:span text:style-name="T4">(</text:span><text:span text:style-name="T2">"Concatenated String: %s"</text:span><text:span text:style-name="T4">,a);</text:span></text:p>
      <text:p text:style-name="P5"><text:span text:style-name="T4">}</text:span></text:p>
      <text:p text:style-name="P5"><text:span text:style-name="T1">void</text:span><text:span text:style-name="T4"> </text:span><text:span text:style-name="T5">rev</text:span><text:span text:style-name="T4">(</text:span><text:span text:style-name="T1">char</text:span><text:span text:style-name="T4"> *a,</text:span><text:span text:style-name="T1">char</text:span><text:span text:style-name="T4"> *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i=length(a);</text:span></text:p>
      <text:p text:style-name="P5"><text:span text:style-name="T4"><text:s text:c="8"/></text:span><text:span text:style-name="T1">int</text:span><text:span text:style-name="T4"> j=0;</text:span></text:p>
      <text:p text:style-name="P5"><text:span text:style-name="T4"><text:s text:c="32"/></text:span><text:span text:style-name="T1">while</text:span><text:span text:style-name="T4">(i&gt;=0)</text:span></text:p>
      <text:p text:style-name="P5"><text:span text:style-name="T4"><text:s text:c="32"/>{</text:span></text:p>
      <text:p text:style-name="P5"><text:span text:style-name="T4"><text:s text:c="40"/>b[j]=a[i-1];</text:span></text:p>
      <text:p text:style-name="P5"><text:span text:style-name="T4"><text:s text:c="40"/>i--;</text:span></text:p>
      <text:p text:style-name="P5"><text:span text:style-name="T4"><text:s text:c="40"/>j++;</text:span></text:p>
      <text:p text:style-name="P5"><text:span text:style-name="T4"><text:s text:c="32"/>}</text:span></text:p>
      <text:p text:style-name="P5"><text:span text:style-name="T4"><text:s text:c="32"/></text:span><text:span text:style-name="T8">printf</text:span><text:span text:style-name="T4">(</text:span><text:span text:style-name="T2">"Reversed String is: %s"</text:span><text:span text:style-name="T4">,b);</text:span></text:p>
      <text:p text:style-name="P5"><text:span text:style-name="T4">}</text:span></text:p>
      <text:p text:style-name="P5"><text:span text:style-name="T1">void</text:span><text:span text:style-name="T4"> </text:span><text:span text:style-name="T5">palin</text:span><text:span text:style-name="T4">(</text:span><text:span text:style-name="T1">char</text:span><text:span text:style-name="T4"> *a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ln=length(a),cnt=9,i=0;</text:span></text:p>
      <text:p text:style-name="P5"><text:span text:style-name="T4"><text:s text:c="8"/></text:span><text:span text:style-name="T1">while</text:span><text:span text:style-name="T4">(ln&gt;0)</text:span></text:p>
      <text:p text:style-name="P5"><text:span text:style-name="T4"><text:s text:c="8"/>{</text:span></text:p>
      <text:p text:style-name="P5"><text:span text:style-name="T4"><text:s text:c="16"/></text:span><text:span text:style-name="T1">if</text:span><text:span text:style-name="T4">(a[ln-1]!=a[i])</text:span></text:p>
      <text:p text:style-name="P5"><text:span text:style-name="T4"><text:s text:c="16"/>{</text:span></text:p>
      <text:p text:style-name="P5"><text:span text:style-name="T4"><text:s text:c="24"/>cnt=0;</text:span></text:p>
      <text:p text:style-name="P5"><text:soft-page-break/><text:span text:style-name="T4"><text:s text:c="16"/>}</text:span></text:p>
      <text:p text:style-name="P5"><text:span text:style-name="T4"><text:s text:c="16"/>ln--;</text:span></text:p>
      <text:p text:style-name="P5"><text:span text:style-name="T4"><text:s text:c="16"/>i++;</text:span></text:p>
      <text:p text:style-name="P5"><text:span text:style-name="T4"><text:s text:c="8"/>}</text:span></text:p>
      <text:p text:style-name="P5"><text:span text:style-name="T4"><text:s text:c="8"/></text:span><text:span text:style-name="T1">if</text:span><text:span text:style-name="T4">(cnt==0){</text:span></text:p>
      <text:p text:style-name="P5"><text:span text:style-name="T4"><text:s text:c="16"/></text:span><text:span text:style-name="T8">printf</text:span><text:span text:style-name="T4">(</text:span><text:span text:style-name="T2">"The string is not </text:span><text:span text:style-name="T3">palindrome</text:span><text:span text:style-name="T2">"</text:span><text:span text:style-name="T4">);</text:span></text:p>
      <text:p text:style-name="P5"><text:span text:style-name="T4"><text:s text:c="8"/>}</text:span></text:p>
      <text:p text:style-name="P5"><text:span text:style-name="T4"><text:s text:c="8"/></text:span><text:span text:style-name="T1">else</text:span></text:p>
      <text:p text:style-name="P5"><text:span text:style-name="T4"><text:s text:c="8"/>{</text:span></text:p>
      <text:p text:style-name="P5"><text:span text:style-name="T4"><text:s text:c="16"/></text:span><text:span text:style-name="T8">printf</text:span><text:span text:style-name="T4">(</text:span><text:span text:style-name="T2">"The string is </text:span><text:span text:style-name="T3">palindrome</text:span><text:span text:style-name="T2">"</text:span><text:span text:style-name="T4">);</text:span></text:p>
      <text:p text:style-name="P5"><text:span text:style-name="T4"><text:s text:c="8"/>}</text:span></text:p>
      <text:p text:style-name="P5"><text:span text:style-name="T4">}</text:span></text:p>
      <text:p text:style-name="P5"><text:span text:style-name="T1">void</text:span><text:span text:style-name="T4"> </text:span><text:span text:style-name="T5">equal</text:span><text:span text:style-name="T4">(</text:span><text:span text:style-name="T1">char</text:span><text:span text:style-name="T4">* a,</text:span><text:span text:style-name="T1">char</text:span><text:span text:style-name="T4">* 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ln=length(a),ln1=length(b),i,cnt=1;</text:span></text:p>
      <text:p text:style-name="P5"><text:span text:style-name="T4"><text:s text:c="8"/></text:span><text:span text:style-name="T1">if</text:span><text:span text:style-name="T4">(ln==ln1)</text:span></text:p>
      <text:p text:style-name="P5"><text:span text:style-name="T4"><text:s text:c="8"/>{</text:span></text:p>
      <text:p text:style-name="P5"><text:span text:style-name="T4"><text:s text:c="8"/></text:span><text:span text:style-name="T1">for</text:span><text:span text:style-name="T4">(i=0;i&lt;ln;i++)</text:span></text:p>
      <text:p text:style-name="P5"><text:span text:style-name="T4"><text:s text:c="8"/>{</text:span></text:p>
      <text:p text:style-name="P5"><text:span text:style-name="T4"><text:s text:c="16"/></text:span><text:span text:style-name="T1">if</text:span><text:span text:style-name="T4">(a[i]!=b[i])</text:span></text:p>
      <text:p text:style-name="P5"><text:span text:style-name="T4"><text:s text:c="16"/>{</text:span></text:p>
      <text:p text:style-name="P5"><text:span text:style-name="T4"><text:s text:c="24"/>cnt=0;</text:span></text:p>
      <text:p text:style-name="P5"><text:span text:style-name="T4"><text:s text:c="16"/>}</text:span></text:p>
      <text:p text:style-name="P5"><text:span text:style-name="T4"><text:s text:c="8"/>}}</text:span></text:p>
      <text:p text:style-name="P5"><text:span text:style-name="T4"><text:s text:c="8"/></text:span><text:span text:style-name="T1">else</text:span><text:span text:style-name="T4">{</text:span></text:p>
      <text:p text:style-name="P5"><text:span text:style-name="T4"><text:s text:c="16"/>cnt=0;</text:span></text:p>
      <text:p text:style-name="P5"><text:span text:style-name="T4"><text:s text:c="8"/>}</text:span></text:p>
      <text:p text:style-name="P5"><text:span text:style-name="T4"><text:s text:c="8"/></text:span><text:span text:style-name="T1">if</text:span><text:span text:style-name="T4">(cnt){</text:span></text:p>
      <text:p text:style-name="P5"><text:span text:style-name="T4"><text:s text:c="16"/></text:span><text:span text:style-name="T8">printf</text:span><text:span text:style-name="T4">(</text:span><text:span text:style-name="T2">"Equal"</text:span><text:span text:style-name="T4">);</text:span></text:p>
      <text:p text:style-name="P5"><text:span text:style-name="T4"><text:s text:c="8"/>}</text:span></text:p>
      <text:p text:style-name="P5"><text:span text:style-name="T4"><text:s text:c="8"/></text:span><text:span text:style-name="T1">else</text:span></text:p>
      <text:p text:style-name="P5"><text:span text:style-name="T4"><text:s text:c="8"/>{</text:span></text:p>
      <text:p text:style-name="P5"><text:span text:style-name="T4"><text:s text:c="16"/></text:span><text:span text:style-name="T8">printf</text:span><text:span text:style-name="T4">(</text:span><text:span text:style-name="T2">"NOT Equal"</text:span><text:span text:style-name="T4">);</text:span></text:p>
      <text:p text:style-name="P5"><text:span text:style-name="T4"><text:s text:c="8"/>}</text:span></text:p>
      <text:p text:style-name="P5"><text:span text:style-name="T4">}</text:span></text:p>
      <text:p text:style-name="P5"><text:span text:style-name="T1">void</text:span><text:span text:style-name="T4"> </text:span><text:span text:style-name="T5">sub</text:span><text:span text:style-name="T4">(</text:span><text:span text:style-name="T1">char</text:span><text:span text:style-name="T4">* a,</text:span><text:span text:style-name="T1">char</text:span><text:span text:style-name="T4">* 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x,y,i,j,loc=0,cnt=0;</text:span></text:p>
      <text:p text:style-name="P5"><text:span text:style-name="T4"><text:s text:c="8"/>x=length(a);</text:span></text:p>
      <text:p text:style-name="P5"><text:span text:style-name="T4"><text:s text:c="8"/>y=length(b);</text:span></text:p>
      <text:p text:style-name="P5"><text:span text:style-name="T4"><text:s text:c="8"/></text:span><text:span text:style-name="T1">for</text:span><text:span text:style-name="T4">(i=0;i&lt;x;i++)</text:span></text:p>
      <text:p text:style-name="P5"><text:span text:style-name="T4"><text:s text:c="8"/>{</text:span></text:p>
      <text:p text:style-name="P5"><text:span text:style-name="T4"><text:s text:c="16"/>cnt=0;</text:span></text:p>
      <text:p text:style-name="P5"><text:span text:style-name="T4"><text:s text:c="16"/></text:span><text:span text:style-name="T1">for</text:span><text:span text:style-name="T4">(j=0;j&lt;y;j++)</text:span></text:p>
      <text:p text:style-name="P5"><text:span text:style-name="T4"><text:s text:c="16"/>{</text:span></text:p>
      <text:p text:style-name="P5"><text:span text:style-name="T4"><text:s text:c="24"/></text:span><text:span text:style-name="T1">if</text:span><text:span text:style-name="T4">(a[i+j]==b[j])</text:span></text:p>
      <text:p text:style-name="P5"><text:span text:style-name="T4"><text:s text:c="24"/>{</text:span></text:p>
      <text:p text:style-name="P5"><text:span text:style-name="T4"><text:s text:c="24"/>cnt++;</text:span></text:p>
      <text:p text:style-name="P5"><text:span text:style-name="T4"><text:s text:c="24"/>}</text:span></text:p>
      <text:p text:style-name="P5"><text:span text:style-name="T4"><text:s text:c="16"/></text:span><text:span text:style-name="T1">if</text:span><text:span text:style-name="T4">(cnt==y)</text:span></text:p>
      <text:p text:style-name="P5"><text:span text:style-name="T4"><text:s text:c="16"/>{</text:span></text:p>
      <text:p text:style-name="P5"><text:span text:style-name="T4"><text:s text:c="16"/>loc=i+1;</text:span></text:p>
      <text:p text:style-name="P5"><text:span text:style-name="T4"><text:s text:c="16"/>}</text:span></text:p>
      <text:p text:style-name="P5"><text:span text:style-name="T4"><text:s text:c="16"/>}</text:span></text:p>
      <text:p text:style-name="P5"><text:span text:style-name="T4"><text:s text:c="8"/>}</text:span></text:p>
      <text:p text:style-name="P5"><text:span text:style-name="T1">if</text:span><text:span text:style-name="T4">(loc==0)</text:span></text:p>
      <text:p text:style-name="P5"><text:span text:style-name="T4">{</text:span></text:p>
      <text:p text:style-name="P5"><text:span text:style-name="T8">printf</text:span><text:span text:style-name="T4">(</text:span><text:span text:style-name="T2">"NOT FOUND"</text:span><text:span text:style-name="T4">);</text:span></text:p>
      <text:p text:style-name="P5"><text:span text:style-name="T4">}</text:span></text:p>
      <text:p text:style-name="P5"><text:span text:style-name="T1">else</text:span></text:p>
      <text:p text:style-name="P5"><text:span text:style-name="T4">{</text:span></text:p>
      <text:p text:style-name="P5"><text:span text:style-name="T8">printf</text:span><text:span text:style-name="T4">(</text:span><text:span text:style-name="T2">"The substring is at %d"</text:span><text:span text:style-name="T4">,loc);</text:span></text:p>
      <text:p text:style-name="P5"><text:soft-page-break/><text:span text:style-name="T4">}</text:span></text:p>
      <text:p text:style-name="P5"><text:span text:style-name="T4">}</text:span></text:p>
      <text:p text:style-name="P5"><text:span text:style-name="T1">void</text:span><text:span text:style-name="T4"> </text:span><text:span text:style-name="T5">occurence</text:span><text:span text:style-name="T4">(</text:span><text:span text:style-name="T1">char</text:span><text:span text:style-name="T4">*a,</text:span><text:span text:style-name="T1">char</text:span><text:span text:style-name="T4">*b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x,y,i,j,cnt2=0,cnt=0;</text:span></text:p>
      <text:p text:style-name="P5"><text:span text:style-name="T4"><text:s text:c="8"/>x=length(a);</text:span></text:p>
      <text:p text:style-name="P5"><text:span text:style-name="T4"><text:s text:c="8"/>y=length(b);</text:span></text:p>
      <text:p text:style-name="P5"><text:span text:style-name="T4"><text:s text:c="8"/></text:span><text:span text:style-name="T1">for</text:span><text:span text:style-name="T4">(i=0;i&lt;x;i++)</text:span></text:p>
      <text:p text:style-name="P5"><text:span text:style-name="T4"><text:s text:c="8"/>{</text:span></text:p>
      <text:p text:style-name="P5"><text:span text:style-name="T4"><text:s text:c="16"/>cnt=0;</text:span></text:p>
      <text:p text:style-name="P5"><text:span text:style-name="T4"><text:s text:c="16"/></text:span><text:span text:style-name="T1">for</text:span><text:span text:style-name="T4">(j=0;j&lt;y;j++)</text:span></text:p>
      <text:p text:style-name="P5"><text:span text:style-name="T4"><text:s text:c="16"/>{</text:span></text:p>
      <text:p text:style-name="P5"><text:span text:style-name="T4"><text:s text:c="24"/></text:span><text:span text:style-name="T1">if</text:span><text:span text:style-name="T4">(a[i+j]==b[j])</text:span></text:p>
      <text:p text:style-name="P5"><text:span text:style-name="T4"><text:s text:c="24"/>{</text:span></text:p>
      <text:p text:style-name="P5"><text:span text:style-name="T4"><text:s text:c="24"/>cnt++;</text:span></text:p>
      <text:p text:style-name="P5"><text:span text:style-name="T4"><text:s text:c="24"/>}</text:span></text:p>
      <text:p text:style-name="P5"><text:span text:style-name="T4"><text:s text:c="16"/></text:span><text:span text:style-name="T1">if</text:span><text:span text:style-name="T4">(cnt==y)</text:span></text:p>
      <text:p text:style-name="P5"><text:span text:style-name="T4"><text:s text:c="16"/>{</text:span></text:p>
      <text:p text:style-name="P5"><text:span text:style-name="T4"><text:s text:c="16"/>cnt2++;</text:span></text:p>
      <text:p text:style-name="P5"><text:span text:style-name="T4"><text:s text:c="16"/>}</text:span></text:p>
      <text:p text:style-name="P5"><text:span text:style-name="T4"><text:s text:c="16"/>}</text:span></text:p>
      <text:p text:style-name="P5"><text:span text:style-name="T4"><text:s text:c="8"/>}</text:span></text:p>
      <text:p text:style-name="P6"/>
      <text:p text:style-name="P5"><text:span text:style-name="T8">printf</text:span><text:span text:style-name="T4">(</text:span><text:span text:style-name="T2">"The no. of </text:span><text:span text:style-name="T3">occurences</text:span><text:span text:style-name="T2"> is %d"</text:span><text:span text:style-name="T4">,cnt2);</text:span></text:p>
      <text:p text:style-name="P6"/>
      <text:p text:style-name="P5"><text:span text:style-name="T4">}</text:span></text:p>
      <text:p text:style-name="P5"><text:span text:style-name="T1">int</text:span><text:span text:style-name="T4"> </text:span><text:span text:style-name="T5">main</text:span><text:span text:style-name="T4">()</text:span></text:p>
      <text:p text:style-name="P5"><text:span text:style-name="T4">{</text:span></text:p>
      <text:p text:style-name="P5"><text:span text:style-name="T4"><text:s text:c="8"/></text:span><text:span text:style-name="T1">int</text:span><text:span text:style-name="T4"> s;</text:span></text:p>
      <text:p text:style-name="P5"><text:span text:style-name="T4"><text:s text:c="8"/></text:span><text:span text:style-name="T1">char</text:span><text:span text:style-name="T4"> str[20];</text:span></text:p>
      <text:p text:style-name="P5"><text:span text:style-name="T4"><text:s text:c="8"/></text:span><text:span text:style-name="T1">char</text:span><text:span text:style-name="T4"> str2[10]=</text:span><text:span text:style-name="T2">"/0"</text:span><text:span text:style-name="T4">;</text:span></text:p>
      <text:p text:style-name="P5"><text:span text:style-name="T4"><text:s text:c="8"/></text:span><text:span text:style-name="T8">printf</text:span><text:span text:style-name="T4">(</text:span><text:span text:style-name="T2">"\nEnter a string: "</text:span><text:span text:style-name="T4">);</text:span></text:p>
      <text:p text:style-name="P5"><text:span text:style-name="T4"><text:s text:c="8"/></text:span><text:span text:style-name="T8">scanf</text:span><text:span text:style-name="T4">(</text:span><text:span text:style-name="T2">"%s"</text:span><text:span text:style-name="T4">,str);</text:span></text:p>
      <text:p text:style-name="P5"><text:span text:style-name="T4"><text:s text:c="8"/></text:span><text:span text:style-name="T8">printf</text:span><text:span text:style-name="T4">(</text:span><text:span text:style-name="T2">"Enter your choice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1.Length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2.Copy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3.Concatenate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4.Reverse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5.</text:span><text:span text:style-name="T3">Palindrome</text:span><text:span text:style-name="T2">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6.Equal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7.Substring \n"</text:span><text:span text:style-name="T4">);</text:span></text:p>
      <text:p text:style-name="P5"><text:span text:style-name="T4"><text:s text:c="8"/></text:span><text:span text:style-name="T8">printf</text:span><text:span text:style-name="T4">(</text:span><text:span text:style-name="T2">"8.</text:span><text:span text:style-name="T3">Occurence</text:span><text:span text:style-name="T2"> \n"</text:span><text:span text:style-name="T4">);</text:span></text:p>
      <text:p text:style-name="P5"><text:span text:style-name="T4"><text:s text:c="8"/></text:span><text:span text:style-name="T8">scanf</text:span><text:span text:style-name="T4">(</text:span><text:span text:style-name="T2">"%d"</text:span><text:span text:style-name="T4">,&amp;s);</text:span></text:p>
      <text:p text:style-name="P5"><text:span text:style-name="T4"><text:s text:c="8"/></text:span><text:span text:style-name="T1">switch</text:span><text:span text:style-name="T4">(s)</text:span></text:p>
      <text:p text:style-name="P5"><text:span text:style-name="T4"><text:s text:c="8"/>{</text:span></text:p>
      <text:p text:style-name="P5"><text:span text:style-name="T4"><text:s text:c="8"/></text:span><text:span text:style-name="T1">case</text:span><text:span text:style-name="T4"> 1:</text:span></text:p>
      <text:p text:style-name="P5"><text:span text:style-name="T4"><text:s text:c="8"/>{</text:span></text:p>
      <text:p text:style-name="P5"><text:span text:style-name="T4"><text:s text:c="8"/></text:span><text:span text:style-name="T1">int</text:span><text:span text:style-name="T4"> len=length(str);</text:span></text:p>
      <text:p text:style-name="P5"><text:span text:style-name="T4"><text:s text:c="8"/></text:span><text:span text:style-name="T8">printf</text:span><text:span text:style-name="T4">(</text:span><text:span text:style-name="T2">"%d"</text:span><text:span text:style-name="T4">,len);</text:span></text:p>
      <text:p text:style-name="P5"><text:span text:style-name="T4"><text:s text:c="8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2:</text:span></text:p>
      <text:p text:style-name="P5"><text:span text:style-name="T4"><text:s text:c="8"/>{</text:span></text:p>
      <text:p text:style-name="P5"><text:span text:style-name="T4"><text:s text:c="16"/>copy(str,str2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3:</text:span></text:p>
      <text:p text:style-name="P5"><text:span text:style-name="T4"><text:s text:c="8"/>{</text:span></text:p>
      <text:p text:style-name="P5"><text:span text:style-name="T4"><text:s text:c="16"/></text:span><text:span text:style-name="T8">printf</text:span><text:span text:style-name="T4">(</text:span><text:span text:style-name="T2">"\nEnter second string: "</text:span><text:span text:style-name="T4">);</text:span></text:p>
      <text:p text:style-name="P5"><text:span text:style-name="T4"><text:s text:c="24"/></text:span><text:span text:style-name="T8">scanf</text:span><text:span text:style-name="T4">(</text:span><text:span text:style-name="T2">"%s"</text:span><text:span text:style-name="T4">,str2);</text:span></text:p>
      <text:p text:style-name="P5"><text:span text:style-name="T4"><text:s text:c="24"/>conc(str,str2);</text:span></text:p>
      <text:p text:style-name="P5"><text:span text:style-name="T4"><text:s text:c="24"/></text:span><text:span text:style-name="T1">break</text:span><text:span text:style-name="T4">;</text:span></text:p>
      <text:p text:style-name="P5"><text:soft-page-break/><text:span text:style-name="T4"><text:s text:c="8"/>}</text:span></text:p>
      <text:p text:style-name="P5"><text:span text:style-name="T4"><text:s text:c="8"/></text:span><text:span text:style-name="T1">case</text:span><text:span text:style-name="T4"> 4:</text:span></text:p>
      <text:p text:style-name="P5"><text:span text:style-name="T4"><text:s text:c="8"/>{</text:span></text:p>
      <text:p text:style-name="P5"><text:span text:style-name="T4"><text:s text:c="16"/>rev(str,str2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5:</text:span></text:p>
      <text:p text:style-name="P5"><text:span text:style-name="T4"><text:s text:c="8"/>{</text:span></text:p>
      <text:p text:style-name="P5"><text:span text:style-name="T4"><text:s text:c="16"/>palin(str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6:</text:span></text:p>
      <text:p text:style-name="P5"><text:span text:style-name="T4"><text:s text:c="8"/>{</text:span></text:p>
      <text:p text:style-name="P5"><text:span text:style-name="T4"><text:s text:c="16"/></text:span><text:span text:style-name="T8">printf</text:span><text:span text:style-name="T4">(</text:span><text:span text:style-name="T2">"\nEnter second string: "</text:span><text:span text:style-name="T4">);</text:span></text:p>
      <text:p text:style-name="P5"><text:span text:style-name="T4"><text:s text:c="24"/></text:span><text:span text:style-name="T8">scanf</text:span><text:span text:style-name="T4">(</text:span><text:span text:style-name="T2">"%s"</text:span><text:span text:style-name="T4">,str2);</text:span></text:p>
      <text:p text:style-name="P5"><text:span text:style-name="T4"><text:s text:c="16"/>equal(str,str2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7:</text:span></text:p>
      <text:p text:style-name="P5"><text:span text:style-name="T4"><text:s text:c="8"/>{</text:span></text:p>
      <text:p text:style-name="P5"><text:span text:style-name="T4"><text:s text:c="16"/></text:span><text:span text:style-name="T1">char</text:span><text:span text:style-name="T4"> occ[10];</text:span></text:p>
      <text:p text:style-name="P5"><text:span text:style-name="T4"><text:s text:c="16"/></text:span><text:span text:style-name="T8">printf</text:span><text:span text:style-name="T4">(</text:span><text:span text:style-name="T2">"Enter substring to be found: "</text:span><text:span text:style-name="T4">);</text:span></text:p>
      <text:p text:style-name="P5"><text:span text:style-name="T4"><text:s text:c="16"/></text:span><text:span text:style-name="T8">scanf</text:span><text:span text:style-name="T4">(</text:span><text:span text:style-name="T2">"%s"</text:span><text:span text:style-name="T4">,occ);</text:span></text:p>
      <text:p text:style-name="P5"><text:span text:style-name="T4"><text:s text:c="16"/>sub(str,occ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</text:span><text:span text:style-name="T1">case</text:span><text:span text:style-name="T4"> 8:</text:span></text:p>
      <text:p text:style-name="P5"><text:span text:style-name="T4"><text:s text:c="8"/>{</text:span></text:p>
      <text:p text:style-name="P5"><text:span text:style-name="T4"><text:s text:c="16"/></text:span><text:span text:style-name="T1">char</text:span><text:span text:style-name="T4"> occ[10];</text:span></text:p>
      <text:p text:style-name="P5"><text:span text:style-name="T4"><text:s text:c="16"/></text:span><text:span text:style-name="T8">printf</text:span><text:span text:style-name="T4">(</text:span><text:span text:style-name="T2">"Enter substring for </text:span><text:span text:style-name="T3">occurence</text:span><text:span text:style-name="T2">: "</text:span><text:span text:style-name="T4">);</text:span></text:p>
      <text:p text:style-name="P5"><text:span text:style-name="T4"><text:s text:c="16"/></text:span><text:span text:style-name="T8">scanf</text:span><text:span text:style-name="T4">(</text:span><text:span text:style-name="T2">"%s"</text:span><text:span text:style-name="T4">,occ);</text:span></text:p>
      <text:p text:style-name="P5"><text:span text:style-name="T4"><text:s text:c="16"/>occurence(str,occ);</text:span></text:p>
      <text:p text:style-name="P5"><text:span text:style-name="T4"><text:s text:c="16"/></text:span><text:span text:style-name="T1">break</text:span><text:span text:style-name="T4">;</text:span></text:p>
      <text:p text:style-name="P5"><text:span text:style-name="T4"><text:s text:c="8"/>}</text:span></text:p>
      <text:p text:style-name="P5"><text:span text:style-name="T4"><text:s text:c="8"/>}</text:span></text:p>
      <text:p text:style-name="P6"/>
      <text:p text:style-name="P5"><text:span text:style-name="T4">}</text:span></text:p>
      <text:p text:style-name="P5"><text:span text:style-name="T4"/></text:p>
      <text:p text:style-name="P5"><text:span text:style-name="T4"/></text:p>
      <text:p text:style-name="P3">OUTPUT-</text:p>
      <text:p text:style-name="P3"><text:span text:style-name="T4">1.</text:span><text:span text:style-name="T6">output for string length</text:span></text:p>
      <text:p text:style-name="P3"><text:span text:style-name="T4">Enter a string: ch</text:span><text:span text:style-name="T10">inmay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1</text:span></text:p>
      <text:p text:style-name="P3"><text:span text:style-name="T4">7</text:span></text:p>
      <text:p text:style-name="P3"><text:span text:style-name="T4"/></text:p>
      <text:p text:style-name="P3"><text:span text:style-name="T4">2.</text:span><text:span text:style-name="T6">output for string copying</text:span></text:p>
      <text:p text:style-name="P3"><text:span text:style-name="T6">Enter a string: ch</text:span><text:span text:style-name="T10">inya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oft-page-break/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2</text:span></text:p>
      <text:p text:style-name="P3"><text:span text:style-name="T4">Copied String: chinya</text:span></text:p>
      <text:p text:style-name="P3"><text:span text:style-name="T6"/></text:p>
      <text:p text:style-name="P3"><text:span text:style-name="T4">3.</text:span><text:span text:style-name="T6">outpur for concatenation</text:span></text:p>
      <text:p text:style-name="P3"><text:span text:style-name="T6">Enter a string: ch</text:span><text:span text:style-name="T10">in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3</text:span></text:p>
      <text:p text:style-name="P6"/>
      <text:p text:style-name="P5"><text:span text:style-name="T4">Enter second string: ma</text:span><text:span text:style-name="T10">y</text:span></text:p>
      <text:p text:style-name="P3"><text:span text:style-name="T4">Concatenated String: chinmay</text:span></text:p>
      <text:p text:style-name="P3"><text:span text:style-name="T6"/></text:p>
      <text:p text:style-name="P3"><text:span text:style-name="T4">4.</text:span><text:span text:style-name="T6">output for reverse the string</text:span></text:p>
      <text:p text:style-name="P3"><text:span text:style-name="T6">Enter a string: ch</text:span><text:span text:style-name="T10">inya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4</text:span></text:p>
      <text:p text:style-name="P3"><text:span text:style-name="T4">Reversed String is: aynihc</text:span></text:p>
      <text:p text:style-name="P3"><text:span text:style-name="T6"/></text:p>
      <text:p text:style-name="P3"><text:span text:style-name="T4">5.</text:span><text:span text:style-name="T6">output for palindrome</text:span></text:p>
      <text:p text:style-name="P3"><text:span text:style-name="T6">Enter a string: ma</text:span><text:span text:style-name="T10">dam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5</text:span></text:p>
      <text:p text:style-name="P3"><text:span text:style-name="T4">The string is palindrome</text:span></text:p>
      <text:p text:style-name="P3"><text:span text:style-name="T4"/></text:p>
      <text:p text:style-name="P3"><text:span text:style-name="T4">6.</text:span><text:span text:style-name="T7">output for 2 equal strings</text:span></text:p>
      <text:p text:style-name="P3"><text:span text:style-name="T7">Enter a string: ji</text:span><text:span text:style-name="T10">l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6</text:span></text:p>
      <text:p text:style-name="P6"><text:soft-page-break/></text:p>
      <text:p text:style-name="P5"><text:span text:style-name="T4">Enter second string: ji</text:span><text:span text:style-name="T10">lo</text:span></text:p>
      <text:p text:style-name="P3"><text:span text:style-name="T4">NOT Equal</text:span></text:p>
      <text:p text:style-name="P3"><text:span text:style-name="T4"/></text:p>
      <text:p text:style-name="P4"><text:span text:style-name="T4">7.</text:span><text:span text:style-name="T6">outpur for substring and position</text:span></text:p>
      <text:p text:style-name="P4"><text:span text:style-name="T6">Enter a string: ch</text:span><text:span text:style-name="T10">inmay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7</text:span></text:p>
      <text:p text:style-name="P5"><text:span text:style-name="T4">Enter substring to be found: </text:span><text:span text:style-name="T10">chin</text:span></text:p>
      <text:p text:style-name="P4"><text:span text:style-name="T4">The substring is at 1</text:span></text:p>
      <text:p text:style-name="P4"><text:span text:style-name="T4"/></text:p>
      <text:p text:style-name="P4"><text:span text:style-name="T4">8.output for occurence</text:span></text:p>
      <text:p text:style-name="P4"><text:span text:style-name="T4">Enter a string: ch</text:span><text:span text:style-name="T10">inya</text:span></text:p>
      <text:p text:style-name="P5"><text:span text:style-name="T4">Enter your choice </text:span></text:p>
      <text:p text:style-name="P5"><text:span text:style-name="T4">1.Length </text:span></text:p>
      <text:p text:style-name="P5"><text:span text:style-name="T4">2.Copy </text:span></text:p>
      <text:p text:style-name="P5"><text:span text:style-name="T4">3.Concatenate </text:span></text:p>
      <text:p text:style-name="P5"><text:span text:style-name="T4">4.Reverse </text:span></text:p>
      <text:p text:style-name="P5"><text:span text:style-name="T4">5.Palindrome </text:span></text:p>
      <text:p text:style-name="P5"><text:span text:style-name="T4">6.Equal </text:span></text:p>
      <text:p text:style-name="P5"><text:span text:style-name="T4">7.Substring </text:span></text:p>
      <text:p text:style-name="P5"><text:span text:style-name="T4">8.Occurence </text:span></text:p>
      <text:p text:style-name="P5"><text:span text:style-name="T10">8</text:span></text:p>
      <text:p text:style-name="P5"><text:span text:style-name="T4">Enter substring for occurence: </text:span><text:span text:style-name="T10">c</text:span></text:p>
      <text:p text:style-name="P4"><text:span text:style-name="T4">The no. of occurences is 1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33:22.392830860</meta:creation-date>
    <dc:date>2018-11-22T11:47:08.395282064</dc:date>
    <meta:editing-duration>PT2M55S</meta:editing-duration>
    <meta:editing-cycles>1</meta:editing-cycles>
    <meta:document-statistic meta:table-count="0" meta:image-count="0" meta:object-count="0" meta:page-count="6" meta:paragraph-count="324" meta:word-count="529" meta:character-count="6063" meta:non-whitespace-character-count="3373"/>
    <meta:generator>LibreOffice/5.1.6.2$Linux_X86_64 LibreOffice_project/10m0$Build-2</meta:generator>
  </office:meta>
</office:document-meta>
</file>